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F000001776F510D4A3C160AAA.png" manifest:media-type="image/png"/>
  <manifest:file-entry manifest:full-path="Pictures/10000201000000EC0000004D99685C7B46E527A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38cm" fo:min-width="0.442cm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1.384cm"/>
    </style:style>
    <style:style style:name="gr3" style:family="graphic" style:parent-style-name="standard">
      <style:graphic-properties draw:textarea-horizontal-align="justify" draw:textarea-vertical-align="middle" draw:auto-grow-height="false" fo:min-height="1.176cm" fo:min-width="0.418cm"/>
    </style:style>
    <style:style style:name="gr4" style:family="graphic" style:parent-style-name="standard">
      <style:graphic-properties draw:textarea-horizontal-align="justify" draw:textarea-vertical-align="middle" draw:auto-grow-height="false" fo:min-height="0.438cm" fo:min-width="1.458cm"/>
    </style:style>
    <style:style style:name="gr5" style:family="graphic" style:parent-style-name="objectwithoutfill">
      <style:graphic-properties draw:stroke="dash" draw:stroke-dash="Dash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Dash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draw:stroke="dash" draw:stroke-dash="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Long_20_Dash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763cm" fo:min-width="1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end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762cm" svg:x="11.777cm" svg:y="15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0.762cm" svg:x="11.777cm" svg:y="13.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0.762cm" svg:x="14.444cm" svg:y="12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24cm" svg:x="5.427cm" svg:y="4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016cm" svg:height="1.524cm" svg:x="7.713cm" svg:y="5.2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0.762cm" svg:x="8.983cm" svg:y="5.9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24cm" svg:x="8.983cm" svg:y="6.9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24cm" svg:x="11.269cm" svg:y="7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24cm" svg:x="11.269cm" svg:y="9.5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2" draw:layer="layout" svg:width="4.19cm" svg:height="3.607cm" draw:transform="rotate (-1.5707963267949) translate (10.0509562784659cm 3.681cm)" svg:viewBox="0 0 4191 3608" svg:d="M0 3608c1524 0 2032-1778 2032-1778 0 0 163-1297 635-1651 408-306 1524-127 1524-127">
          <text:p/>
        </draw:path>
        <draw:path draw:style-name="gr6" draw:text-style-name="P2" draw:layer="layout" svg:width="1.015cm" svg:height="2.285cm" draw:transform="rotate (-1.5707963267949) translate (12.285cm 7.745cm)" svg:viewBox="0 0 1016 2286" svg:d="M0 2286c1016 0 1016-2286 1016-2286">
          <text:p/>
        </draw:path>
        <draw:path draw:style-name="gr6" draw:text-style-name="P2" draw:layer="layout" svg:width="2.539cm" svg:height="2.285cm" draw:transform="rotate (-1.5707963267949) translate (12.285cm 7.872cm)" svg:viewBox="0 0 2540 2286" svg:d="M0 2286c2286 0 2540-2286 2540-2286v127">
          <text:p/>
        </draw:path>
        <draw:path draw:style-name="gr7" draw:text-style-name="P2" draw:layer="layout" svg:width="2.666cm" svg:height="3.682cm" svg:x="12.285cm" svg:y="8.761cm" svg:viewBox="0 0 2667 3683" svg:d="M0 0c2159 0 2667 1778 2667 1778v1905">
          <text:p/>
        </draw:path>
        <draw:path draw:style-name="gr7" draw:text-style-name="P2" draw:layer="layout" svg:width="2.793cm" svg:height="2.031cm" svg:x="12.158cm" svg:y="10.412cm" svg:viewBox="0 0 2794 2032" svg:d="M0 0c2032 0 2794 2032 2794 2032">
          <text:p/>
        </draw:path>
        <draw:path draw:style-name="gr6" draw:text-style-name="P2" draw:layer="layout" svg:width="5.841cm" svg:height="2.442cm" draw:transform="rotate (-1.5707963267949) translate (12.4422641372184cm 7.999cm)" svg:viewBox="0 0 5842 2443" svg:d="M0 2443c3048 0 2601-1402 3937-2032 292-137 573-316 889-381 332-68 1016 0 1016 0">
          <text:p/>
        </draw:path>
        <draw:path draw:style-name="gr7" draw:text-style-name="P2" draw:layer="layout" svg:width="1.41cm" svg:height="2.553cm" draw:transform="rotate (-1.5707963267949) translate (14.952cm 12.444cm)" svg:viewBox="0 0 1411 2554" svg:d="M0 0c635 0 363 1506 1016 2159 508 508 381 381 381 381">
          <text:p/>
        </draw:path>
        <draw:line draw:style-name="gr6" draw:text-style-name="P2" draw:layer="layout" svg:x1="12.412cm" svg:y1="13.841cm" svg:x2="12.412cm" svg:y2="15.873cm">
          <text:p/>
        </draw:line>
        <draw:path draw:style-name="gr7" draw:text-style-name="P2" draw:layer="layout" svg:width="3.301cm" svg:height="2.539cm" draw:transform="rotate (-1.5707963267949) translate (14.952cm 12.571cm)" svg:viewBox="0 0 3302 2540" svg:d="M0 0c1524 0 1651 1651 2667 2032 254 95 635 508 635 508">
          <text:p/>
        </draw:path>
        <draw:custom-shape draw:style-name="gr2" draw:text-style-name="P1" draw:layer="layout" svg:width="2.032cm" svg:height="1.524cm" svg:x="14.444cm" svg:y="16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2" draw:layer="layout" svg:width="0.888cm" svg:height="2.539cm" draw:transform="rotate (-1.5707963267949) translate (14.952cm 15.873cm)" svg:viewBox="0 0 889 2540" svg:d="M0 2540c762 0 889-2540 889-2540">
          <text:p/>
        </draw:path>
        <draw:path draw:style-name="gr7" draw:text-style-name="P2" draw:layer="layout" svg:width="3.959cm" svg:height="1.495cm" draw:transform="rotate (-1.34407805696083) translate (14.9520000095873cm 12.6979999977884cm)" svg:viewBox="0 0 3960 1496" svg:d="M0 0c1694 0 1548 1421 2523 1494 515 39 1437-580 1437-580">
          <text:p/>
        </draw:path>
        <draw:custom-shape draw:style-name="gr2" draw:text-style-name="P1" draw:layer="layout" svg:width="2.032cm" svg:height="1.524cm" svg:x="5.427cm" svg:y="17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24cm" svg:x="7.713cm" svg:y="17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032cm" svg:height="1.524cm" svg:x="5.427cm" svg:y="18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" draw:text-style-name="P2" draw:layer="layout" svg:width="10.104cm" svg:height="4.063cm" svg:x="6.031cm" svg:y="16.762cm" svg:viewBox="0 0 10105 4064" svg:d="M8921 0c1016 0 1302 433 1143 889-1092 3117-7556-2447-9906-127-211 208-210 679 0 889 658 659 2135-659 2794 0 179 180 179 582 0 762-599 599-1942-599-2540 0-389 389 0 1651 0 1651">
          <text:p/>
        </draw:path>
        <draw:path draw:style-name="gr8" draw:text-style-name="P2" draw:layer="layout" svg:width="16.662cm" svg:height="4.467cm" draw:transform="rotate (-1.5707963267949) translate (7.334cm 4.84935623216597cm)" svg:viewBox="0 0 16663 4468" svg:d="M15850 1016c1651 0 432 2631-522 2778-4953 761-10146 1159-14845-365-1086-352 0-3429 0-3429">
          <text:p/>
        </draw:path>
        <draw:frame draw:style-name="gr9" draw:text-style-name="P1" draw:layer="layout" svg:width="3.193cm" svg:height="1.031cm" draw:transform="skewX (0.0272271363311116) rotate (-0.523598775598299) translate (13.106cm 7.618cm)">
          <draw:image xlink:href="Pictures/10000201000000EC0000004D99685C7B46E527A9.png" xlink:type="simple" xlink:show="embed" xlink:actuate="onLoad" draw:mime-type="image/png">
            <text:p/>
          </draw:image>
        </draw:frame>
        <draw:frame draw:style-name="gr9" draw:text-style-name="P1" draw:layer="layout" svg:width="2.515cm" svg:height="1.372cm" draw:transform="rotate (-0.349065850398867) translate (8.026cm 4.011cm)">
          <draw:image xlink:href="Pictures/10000201000002AF000001776F510D4A3C160AAA.png" xlink:type="simple" xlink:show="embed" xlink:actuate="onLoad" draw:mime-type="image/png">
            <text:p/>
          </draw:image>
        </draw:frame>
        <draw:frame draw:style-name="gr9" draw:text-style-name="P1" draw:layer="layout" svg:width="2.515cm" svg:height="1.372cm" draw:transform="rotate (2.87979326579064) translate (13.938cm 20.11cm)">
          <draw:image xlink:href="Pictures/10000201000002AF000001776F510D4A3C160AAA.png" xlink:type="simple" xlink:show="embed" xlink:actuate="onLoad" draw:mime-type="image/png">
            <text:p/>
          </draw:image>
        </draw:frame>
        <draw:frame draw:style-name="gr9" draw:text-style-name="P1" draw:layer="layout" svg:width="2.515cm" svg:height="1.372cm" draw:transform="rotate (1.5707963267949) translate (1.543cm 15.509cm)">
          <draw:image xlink:href="Pictures/10000201000002AF000001776F510D4A3C160AAA.png" xlink:type="simple" xlink:show="embed" xlink:actuate="onLoad" draw:mime-type="image/png">
            <text:p/>
          </draw:image>
        </draw:frame>
        <draw:custom-shape draw:style-name="gr10" draw:text-style-name="P2" draw:layer="layout" svg:width="2.845cm" svg:height="2.845cm" svg:x="5.013cm" svg:y="9.89cm">
          <text:p text:style-name="P1"><text:span text:style-name="T1">game </text:span><text:span text:style-name="T1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921cm" svg:height="0.762cm" svg:x="10.017cm" svg:y="5.391cm">
          <draw:text-box>
            <text:p><text:span text:style-name="T2">execute-</text:span><text:span text:style-name="T2">action</text:span></text:p>
          </draw:text-box>
        </draw:frame>
        <draw:frame draw:style-name="gr11" draw:text-style-name="P5" draw:layer="layout" svg:width="4.064cm" svg:height="0.762cm" svg:x="11.668cm" svg:y="7.169cm">
          <draw:text-box>
            <text:p text:style-name="P4"><text:span text:style-name="T2">mentioned-elements</text:span></text:p>
          </draw:text-box>
        </draw:frame>
        <draw:frame draw:style-name="gr11" draw:text-style-name="P5" draw:layer="layout" svg:width="4.064cm" svg:height="0.762cm" svg:x="12.303cm" svg:y="11.16cm">
          <draw:text-box>
            <text:p text:style-name="P4"><text:span text:style-name="T2">filter-available</text:span></text:p>
          </draw:text-box>
        </draw:frame>
        <draw:frame draw:style-name="gr11" draw:text-style-name="P5" draw:layer="layout" svg:width="4.064cm" svg:height="0.762cm" svg:x="15.351cm" svg:y="12.303cm">
          <draw:text-box>
            <text:p text:style-name="P4"><text:span text:style-name="T2">filter allowed</text:span></text:p>
          </draw:text-box>
        </draw:frame>
        <draw:frame draw:style-name="gr11" draw:text-style-name="P5" draw:layer="layout" svg:width="4.064cm" svg:height="0.762cm" svg:x="16.367cm" svg:y="16.494cm">
          <draw:text-box>
            <text:p text:style-name="P4"><text:span text:style-name="T2">collect-outputs</text:span></text:p>
          </draw:text-box>
        </draw:frame>
        <draw:frame draw:style-name="gr12" draw:text-style-name="P7" draw:layer="layout" svg:width="4.572cm" svg:height="0.889cm" svg:x="6.969cm" svg:y="13.573cm">
          <draw:text-box>
            <text:p text:style-name="P6"><text:span text:style-name="T2">remove item from scene</text:span></text:p>
          </draw:text-box>
        </draw:frame>
        <draw:frame draw:style-name="gr11" draw:text-style-name="P5" draw:layer="layout" svg:width="4.064cm" svg:height="0.762cm" svg:x="7.477cm" svg:y="15.478cm">
          <draw:text-box>
            <text:p text:style-name="P6"><text:span text:style-name="T2">add item to inventor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1-04T09:44:35.685697145</meta:creation-date>
    <dc:date>2020-11-04T11:51:32.829686281</dc:date>
    <meta:editing-duration>PT43M2S</meta:editing-duration>
    <meta:editing-cycles>7</meta:editing-cycles>
    <meta:generator>LibreOffice/7.0.2.2$MacOSX_X86_64 LibreOffice_project/8349ace3c3162073abd90d81fd06dcfb6b36b994</meta:generator>
    <meta:document-statistic meta:object-count="38"/>
  </office:meta>
</office:document-meta>
</file>